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80000022631C650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4cm"/>
    </style:style>
    <style:style style:name="pr1" style:family="presentation" style:parent-style-name="Default-subtitle">
      <style:graphic-properties draw:fill="solid" draw:fill-color="#ffffff" draw:opacity="90%" fo:min-height="17.685cm" draw:shadow-opacity="90%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outline1">
      <style:graphic-properties draw:auto-grow-height="true" fo:min-height="13.861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="solid" draw:fill-color="#ffffff" draw:opacity="90%" draw:auto-grow-height="true" fo:min-height="13.861cm" draw:shadow-opacity="90%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0pt" style:font-size-asian="30pt" style:font-size-complex="30pt"/>
    </style:style>
    <style:style style:name="P6" style:family="paragraph">
      <style:paragraph-properties fo:line-height="200%"/>
    </style:style>
    <style:style style:name="P7" style:family="paragraph">
      <style:paragraph-properties fo:line-height="100%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20pt" style:font-size-asian="20pt" style:font-size-complex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style:paragraph-properties fo:text-align="center"/>
      <style:text-properties fo:font-size="144pt" fo:font-weight="bold" style:font-size-asian="144pt" style:font-weight-asian="bold" style:font-size-complex="144pt" style:font-weight-complex="bold"/>
    </style:style>
    <style:style style:name="P16" style:family="paragraph">
      <style:paragraph-properties fo:text-align="center"/>
      <style:text-properties fo:font-size="121pt" fo:font-weight="bold" style:font-size-asian="121pt" style:font-weight-asian="bold" style:font-size-complex="121pt" style:font-weight-complex="bold"/>
    </style:style>
    <style:style style:name="P17" style:family="paragraph">
      <style:paragraph-properties fo:text-align="center"/>
      <style:text-properties fo:font-size="100pt" fo:font-weight="bold" style:font-size-asian="100pt" style:font-weight-asian="bold" style:font-size-complex="100pt" style:font-weight-complex="bold"/>
    </style:style>
    <style:style style:name="P18" style:family="paragraph">
      <style:paragraph-properties fo:text-align="center"/>
      <style:text-properties fo:font-size="81pt" fo:font-weight="bold" style:font-size-asian="81pt" style:font-weight-asian="bold" style:font-size-complex="81pt" style:font-weight-complex="bold"/>
    </style:style>
    <style:style style:name="P19" style:family="paragraph">
      <style:paragraph-properties fo:text-align="center"/>
      <style:text-properties fo:font-size="64pt" fo:font-weight="bold" style:font-size-asian="64pt" style:font-weight-asian="bold" style:font-size-complex="64pt" style:font-weight-complex="bold"/>
    </style:style>
    <style:style style:name="P20" style:family="paragraph">
      <style:paragraph-properties fo:text-align="center"/>
      <style:text-properties fo:font-size="49pt" fo:font-weight="bold" style:font-size-asian="49pt" style:font-weight-asian="bold" style:font-size-complex="49pt" style:font-weight-complex="bold"/>
    </style:style>
    <style:style style:name="P2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2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style:paragraph-properties fo:text-align="center"/>
      <style:text-properties fo:font-size="169pt" fo:font-weight="bold" style:font-size-asian="169pt" style:font-weight-asian="bold" style:font-size-complex="169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144pt" fo:font-weight="bold" style:font-size-asian="144pt" style:font-weight-asian="bold" style:font-size-complex="144pt" style:font-weight-complex="bold"/>
    </style:style>
    <style:style style:name="T16" style:family="text">
      <style:text-properties fo:font-size="121pt" fo:font-weight="bold" style:font-size-asian="121pt" style:font-weight-asian="bold" style:font-size-complex="121pt" style:font-weight-complex="bold"/>
    </style:style>
    <style:style style:name="T17" style:family="text">
      <style:text-properties fo:font-size="100pt" fo:font-weight="bold" style:font-size-asian="100pt" style:font-weight-asian="bold" style:font-size-complex="100pt" style:font-weight-complex="bold"/>
    </style:style>
    <style:style style:name="T18" style:family="text">
      <style:text-properties fo:font-size="81pt" fo:font-weight="bold" style:font-size-asian="81pt" style:font-weight-asian="bold" style:font-size-complex="81pt" style:font-weight-complex="bold"/>
    </style:style>
    <style:style style:name="T19" style:family="text">
      <style:text-properties fo:font-size="64pt" fo:font-weight="bold" style:font-size-asian="64pt" style:font-weight-asian="bold" style:font-size-complex="64pt" style:font-weight-complex="bold"/>
    </style:style>
    <style:style style:name="T20" style:family="text">
      <style:text-properties fo:font-size="49pt" fo:font-weight="bold" style:font-size-asian="49pt" style:font-weight-asian="bold" style:font-size-complex="49pt" style:font-weight-complex="bold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25pt" fo:font-weight="bold" style:font-size-asian="25pt" style:font-weight-asian="bold" style:font-size-complex="25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9pt" fo:font-weight="bold" style:font-size-asian="9pt" style:font-weight-asian="bold" style:font-size-complex="9pt" style:font-weight-complex="bold"/>
    </style:style>
    <style:style style:name="T25" style:family="text">
      <style:text-properties fo:font-size="169pt" fo:font-weight="bold" style:font-size-asian="169pt" style:font-weight-asian="bold" style:font-size-complex="16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1.5cm" text:min-label-width="0.9cm"/>
        <style:text-properties fo:font-family="'Lucida Grande'" style:font-style-name="Regular" style:font-pitch="variable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Métodos Ágeis</text:span></text:p>
            <text:p><text:span text:style-name="T1">e Software Livre</text:span></text:p>
            <text:p><text:span text:style-name="T1"/></text:p>
            <text:p><text:span text:style-name="T1">Propostas de como aumentar</text:span><text:span text:style-name="T1"><text:line-break/></text:span><text:span text:style-name="T1">a interação entre comunidades</text:span></text:p>
            <text:p><text:span text:style-name="T1"/></text:p>
            <text:p><text:span text:style-name="T1">Hugo Corbuc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oteiro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Definição de Software Livre</text:p>
              </text:list-item>
              <text:list-item>
                <text:p text:style-name="P2">Definição de Métodos Ágeis</text:p>
              </text:list-item>
              <text:list-item>
                <text:p text:style-name="P2">Desenvolvimento em Software Livre</text:p>
              </text:list-item>
              <text:list-item>
                <text:p text:style-name="P2">Software Livre comunitário é ágil?</text:p>
              </text:list-item>
              <text:list-item>
                <text:p text:style-name="P2">Métodos ágeis nesse contexto</text:p>
              </text:list-item>
              <text:list-item>
                <text:p text:style-name="P2">Práticas ágeis e ferramentas de apoio</text:p>
              </text:list-item>
              <text:list-item>
                <text:p text:style-name="P2">Conclu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Livre</text:p>
          </draw:text-box>
        </draw:frame>
        <draw:frame presentation:style-name="pr6" draw:layer="layout" svg:width="25.199cm" svg:height="13.609cm" svg:x="1.4cm" svg:y="4.914cm" presentation:class="outline">
          <draw:text-box>
            <text:p text:style-name="P4">Software que garante 4 liberdad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Livre</text:p>
          </draw:text-box>
        </draw:frame>
        <draw:frame presentation:style-name="pr6" draw:layer="layout" svg:width="25.199cm" svg:height="15.201cm" svg:x="1.4cm" svg:y="4.914cm" presentation:class="outline" presentation:user-transformed="true">
          <draw:text-box>
            <text:p text:style-name="P4">Software que garante 4 liberdades</text:p>
            <text:p text:style-name="P4"/>
            <text:list text:style-name="L4">
              <text:list-item>
                <text:p text:style-name="P2"><text:s/>Liberdade de rodar</text:p>
              </text:list-item>
            </text:list>
            <text:list text:style-name="L5">
              <text:list-header>
                <text:p text:style-name="P4"/>
              </text:list-header>
            </text:list>
            <text:p text:style-name="P4"/>
            <text:p text:style-name="P4"/>
            <text:p text:style-name="P4"/>
            <text:p text:style-name="P4">Liberdade de executar o programa,<text:line-break/>para qualquer fi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Livre</text:p>
          </draw:text-box>
        </draw:frame>
        <draw:frame presentation:style-name="pr6" draw:layer="layout" svg:width="25.199cm" svg:height="15.201cm" svg:x="1.4cm" svg:y="4.914cm" presentation:class="outline" presentation:user-transformed="true">
          <draw:text-box>
            <text:p text:style-name="P4">Software que garante 4 liberdades</text:p>
            <text:p text:style-name="P4"/>
            <text:list text:style-name="L4">
              <text:list-item>
                <text:p text:style-name="P2"><text:s/>Liberdade de rodar</text:p>
              </text:list-item>
              <text:list-item>
                <text:p text:style-name="P2"><text:s/>Liberdade de alterar</text:p>
              </text:list-item>
            </text:list>
            <text:list text:style-name="L5">
              <text:list-header>
                <text:p text:style-name="P4"/>
              </text:list-header>
            </text:list>
            <text:p text:style-name="P4"/>
            <text:p text:style-name="P4"/>
            <text:p text:style-name="P4">Liberdade de estudar como o programa funciona,<text:line-break/>e de mudá-lo para que ele faça o que você desej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Livre</text:p>
          </draw:text-box>
        </draw:frame>
        <draw:frame presentation:style-name="pr6" draw:layer="layout" svg:width="25.199cm" svg:height="15.201cm" svg:x="1.4cm" svg:y="4.914cm" presentation:class="outline" presentation:user-transformed="true">
          <draw:text-box>
            <text:p text:style-name="P4">Software que garante 4 liberdades</text:p>
            <text:p text:style-name="P4"/>
            <text:list text:style-name="L4">
              <text:list-item>
                <text:p text:style-name="P2"><text:s/>Liberdade de rodar</text:p>
              </text:list-item>
              <text:list-item>
                <text:p text:style-name="P2"><text:s/>Liberdade de alterar</text:p>
              </text:list-item>
              <text:list-item>
                <text:p text:style-name="P2"><text:s/>Liberdade de redistribuir</text:p>
              </text:list-item>
            </text:list>
            <text:list text:style-name="L5">
              <text:list-header>
                <text:p text:style-name="P4"/>
              </text:list-header>
            </text:list>
            <text:p text:style-name="P4"/>
            <text:p text:style-name="P4">Liberdade de redistribuir cópias<text:line-break/>para ajudar seu vizinh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Livre</text:p>
          </draw:text-box>
        </draw:frame>
        <draw:frame presentation:style-name="pr6" draw:layer="layout" svg:width="25.199cm" svg:height="15.201cm" svg:x="1.4cm" svg:y="4.914cm" presentation:class="outline" presentation:user-transformed="true">
          <draw:text-box>
            <text:p text:style-name="P4">Software que garante 4 liberdades</text:p>
            <text:p text:style-name="P4"/>
            <text:list text:style-name="L4">
              <text:list-item>
                <text:p text:style-name="P2"><text:s/>Liberdade de rodar</text:p>
              </text:list-item>
              <text:list-item>
                <text:p text:style-name="P2"><text:s/>Liberdade de alterar</text:p>
              </text:list-item>
              <text:list-item>
                <text:p text:style-name="P2"><text:s/>Liberdade de redistribuir</text:p>
              </text:list-item>
              <text:list-item>
                <text:p text:style-name="P2"><text:s/>Liberdade de distribuir versões modificadas</text:p>
              </text:list-item>
            </text:list>
            <text:list text:style-name="L5">
              <text:list-header>
                <text:p text:style-name="P4"/>
              </text:list-header>
            </text:list>
            <text:p text:style-name="P4">Liberdade de melhorar o programa e distribuir suas mudanças ao público para beneficiar a todo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iferentes modelos</text:p>
          </draw:text-box>
        </draw:frame>
        <draw:frame presentation:style-name="pr8" draw:text-style-name="P5" draw:layer="layout" svg:width="12.296cm" svg:height="13.86cm" svg:x="1.4cm" svg:y="4.914cm" presentation:class="outline" presentation:user-transformed="true">
          <draw:text-box>
            <text:p text:style-name="P4"><text:span text:style-name="T2">Empresariais</text:span></text:p>
            <text:p text:style-name="P4"><text:span text:style-name="T3"/></text:p>
          </draw:text-box>
        </draw:frame>
        <draw:frame presentation:style-name="pr6" draw:text-style-name="P5" draw:layer="layout" svg:width="12.296cm" svg:height="13.609cm" svg:x="14.311cm" svg:y="4.914cm" presentation:class="outline" presentation:user-transformed="true">
          <draw:text-box>
            <text:p text:style-name="P4"><text:span text:style-name="T2">Comunitários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iferentes modelos</text:p>
          </draw:text-box>
        </draw:frame>
        <draw:frame presentation:style-name="pr8" draw:text-style-name="P5" draw:layer="layout" svg:width="12.296cm" svg:height="13.86cm" svg:x="1.4cm" svg:y="4.914cm" presentation:class="outline" presentation:user-transformed="true">
          <draw:text-box>
            <text:p text:style-name="P4"><text:span text:style-name="T2">Empresariais</text:span></text:p>
            <text:p text:style-name="P4"><text:span text:style-name="T3"/></text:p>
            <text:p text:style-name="P2"><text:span text:style-name="T3">Equipe: Funcionários</text:span></text:p>
          </draw:text-box>
        </draw:frame>
        <draw:frame presentation:style-name="pr6" draw:text-style-name="P5" draw:layer="layout" svg:width="12.296cm" svg:height="13.609cm" svg:x="14.311cm" svg:y="4.914cm" presentation:class="outline" presentation:user-transformed="true">
          <draw:text-box>
            <text:p text:style-name="P4"><text:span text:style-name="T2">Comunitários</text:span></text:p>
            <text:p text:style-name="P4"><text:span text:style-name="T3"/></text:p>
            <text:p text:style-name="P2"><text:span text:style-name="T3">Equipe: Voluntár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iferentes modelos</text:p>
          </draw:text-box>
        </draw:frame>
        <draw:frame presentation:style-name="pr8" draw:text-style-name="P5" draw:layer="layout" svg:width="12.296cm" svg:height="13.86cm" svg:x="1.4cm" svg:y="4.914cm" presentation:class="outline" presentation:user-transformed="true">
          <draw:text-box>
            <text:p text:style-name="P4"><text:span text:style-name="T2">Empresariais</text:span></text:p>
            <text:p text:style-name="P4"><text:span text:style-name="T3"/></text:p>
            <text:p text:style-name="P2"><text:span text:style-name="T3">Equipe: Funcionários</text:span></text:p>
            <text:p text:style-name="P2"><text:span text:style-name="T3">Tempo: Integral</text:span></text:p>
          </draw:text-box>
        </draw:frame>
        <draw:frame presentation:style-name="pr6" draw:text-style-name="P5" draw:layer="layout" svg:width="12.296cm" svg:height="13.609cm" svg:x="14.311cm" svg:y="4.914cm" presentation:class="outline" presentation:user-transformed="true">
          <draw:text-box>
            <text:p text:style-name="P4"><text:span text:style-name="T2">Comunitários</text:span></text:p>
            <text:p text:style-name="P4"><text:span text:style-name="T3"/></text:p>
            <text:p text:style-name="P2"><text:span text:style-name="T3">Equipe: Voluntários</text:span></text:p>
            <text:p text:style-name="P2"><text:span text:style-name="T3">Tempo: Espar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iferentes modelos</text:p>
          </draw:text-box>
        </draw:frame>
        <draw:frame presentation:style-name="pr8" draw:text-style-name="P5" draw:layer="layout" svg:width="12.296cm" svg:height="13.86cm" svg:x="1.4cm" svg:y="4.914cm" presentation:class="outline" presentation:user-transformed="true">
          <draw:text-box>
            <text:p text:style-name="P4"><text:span text:style-name="T2">Empresariais</text:span></text:p>
            <text:p text:style-name="P4"><text:span text:style-name="T3"/></text:p>
            <text:p text:style-name="P2"><text:span text:style-name="T3">Equipe: Funcionários</text:span></text:p>
            <text:p text:style-name="P2"><text:span text:style-name="T3">Tempo: Integral</text:span></text:p>
            <text:p text:style-name="P2"><text:span text:style-name="T3">Objetivo: Lucrar</text:span></text:p>
          </draw:text-box>
        </draw:frame>
        <draw:frame presentation:style-name="pr6" draw:text-style-name="P5" draw:layer="layout" svg:width="12.296cm" svg:height="13.609cm" svg:x="14.311cm" svg:y="4.914cm" presentation:class="outline" presentation:user-transformed="true">
          <draw:text-box>
            <text:p text:style-name="P4"><text:span text:style-name="T2">Comunitários</text:span></text:p>
            <text:p text:style-name="P4"><text:span text:style-name="T3"/></text:p>
            <text:p text:style-name="P2"><text:span text:style-name="T3">Equipe: Voluntários</text:span></text:p>
            <text:p text:style-name="P2"><text:span text:style-name="T3">Tempo: Esparso</text:span></text:p>
            <text:p text:style-name="P2"><text:span text:style-name="T3">Objetivo: “Auto”-aju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iferentes modelos</text:p>
          </draw:text-box>
        </draw:frame>
        <draw:frame presentation:style-name="pr8" draw:text-style-name="P5" draw:layer="layout" svg:width="12.296cm" svg:height="13.86cm" svg:x="1.4cm" svg:y="4.914cm" presentation:class="outline" presentation:user-transformed="true">
          <draw:text-box>
            <text:p text:style-name="P4"><text:span text:style-name="T2">Empresariais</text:span></text:p>
            <text:p text:style-name="P4"><text:span text:style-name="T3"/></text:p>
            <text:p text:style-name="P2"><text:span text:style-name="T3">Equipe: Funcionários</text:span></text:p>
            <text:p text:style-name="P2"><text:span text:style-name="T3">Tempo: Integral</text:span></text:p>
            <text:p text:style-name="P2"><text:span text:style-name="T3">Objetivo: Lucrar</text:span></text:p>
            <text:p text:style-name="P2"><text:span text:style-name="T3">Contribuições: Aceitas</text:span></text:p>
          </draw:text-box>
        </draw:frame>
        <draw:frame presentation:style-name="pr6" draw:text-style-name="P5" draw:layer="layout" svg:width="12.296cm" svg:height="13.609cm" svg:x="14.311cm" svg:y="4.914cm" presentation:class="outline" presentation:user-transformed="true">
          <draw:text-box>
            <text:p text:style-name="P4"><text:span text:style-name="T2">Comunitários</text:span></text:p>
            <text:p text:style-name="P4"><text:span text:style-name="T3"/></text:p>
            <text:p text:style-name="P2"><text:span text:style-name="T3">Equipe: Voluntários</text:span></text:p>
            <text:p text:style-name="P2"><text:span text:style-name="T3">Tempo: Esparso</text:span></text:p>
            <text:p text:style-name="P2"><text:span text:style-name="T3">Objetivo: “Auto”-ajuda</text:span></text:p>
            <text:p text:style-name="P2"><text:span text:style-name="T3">Contribuições: Essenci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iferentes modelos</text:p>
          </draw:text-box>
        </draw:frame>
        <draw:frame presentation:style-name="pr8" draw:text-style-name="P5" draw:layer="layout" svg:width="12.296cm" svg:height="13.86cm" svg:x="1.4cm" svg:y="4.914cm" presentation:class="outline" presentation:user-transformed="true">
          <draw:text-box>
            <text:p text:style-name="P4"><text:span text:style-name="T2">Empresariais</text:span></text:p>
            <text:p text:style-name="P4"><text:span text:style-name="T3"/></text:p>
            <text:p text:style-name="P2"><text:span text:style-name="T3">Equipe: Funcionários</text:span></text:p>
            <text:p text:style-name="P2"><text:span text:style-name="T3">Tempo: Integral</text:span></text:p>
            <text:p text:style-name="P2"><text:span text:style-name="T3">Objetivo: Lucrar</text:span></text:p>
            <text:p text:style-name="P2"><text:span text:style-name="T3">Contribuições: Aceitas</text:span></text:p>
            <text:p text:style-name="P2"><text:span text:style-name="T3">Processo: Imposto</text:span></text:p>
          </draw:text-box>
        </draw:frame>
        <draw:frame presentation:style-name="pr6" draw:text-style-name="P5" draw:layer="layout" svg:width="12.296cm" svg:height="13.609cm" svg:x="14.311cm" svg:y="4.914cm" presentation:class="outline" presentation:user-transformed="true">
          <draw:text-box>
            <text:p text:style-name="P4"><text:span text:style-name="T2">Comunitários</text:span></text:p>
            <text:p text:style-name="P4"><text:span text:style-name="T3"/></text:p>
            <text:p text:style-name="P2"><text:span text:style-name="T3">Equipe: Voluntários</text:span></text:p>
            <text:p text:style-name="P2"><text:span text:style-name="T3">Tempo: Esparso</text:span></text:p>
            <text:p text:style-name="P2"><text:span text:style-name="T3">Objetivo: “Auto”-ajuda</text:span></text:p>
            <text:p text:style-name="P2"><text:span text:style-name="T3">Contribuições: Essenciais</text:span></text:p>
            <text:p text:style-name="P2"><text:span text:style-name="T3">Processo: Emerge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iferentes modelos</text:p>
          </draw:text-box>
        </draw:frame>
        <draw:frame presentation:style-name="pr8" draw:text-style-name="P5" draw:layer="layout" svg:width="12.296cm" svg:height="13.86cm" svg:x="1.4cm" svg:y="4.914cm" presentation:class="outline" presentation:user-transformed="true">
          <draw:text-box>
            <text:p text:style-name="P4"><text:span text:style-name="T2">Empresariais</text:span></text:p>
            <text:p text:style-name="P4"><text:span text:style-name="T3"/></text:p>
            <text:p text:style-name="P2"><text:span text:style-name="T3">Equipe: Funcionários</text:span></text:p>
            <text:p text:style-name="P2"><text:span text:style-name="T3">Tempo: Integral</text:span></text:p>
            <text:p text:style-name="P2"><text:span text:style-name="T3">Objetivo: Lucrar</text:span></text:p>
            <text:p text:style-name="P2"><text:span text:style-name="T3">Contribuições: Aceitas</text:span></text:p>
            <text:p text:style-name="P2"><text:span text:style-name="T3">Processo: Imposto</text:span></text:p>
            <text:p text:style-name="P2"><text:span text:style-name="T3">Fracasso: Abandono</text:span></text:p>
          </draw:text-box>
        </draw:frame>
        <draw:frame presentation:style-name="pr6" draw:text-style-name="P5" draw:layer="layout" svg:width="12.296cm" svg:height="13.609cm" svg:x="14.311cm" svg:y="4.914cm" presentation:class="outline" presentation:user-transformed="true">
          <draw:text-box>
            <text:p text:style-name="P4"><text:span text:style-name="T2">Comunitários</text:span></text:p>
            <text:p text:style-name="P4"><text:span text:style-name="T3"/></text:p>
            <text:p text:style-name="P2"><text:span text:style-name="T3">Equipe: Voluntários</text:span></text:p>
            <text:p text:style-name="P2"><text:span text:style-name="T3">Tempo: Esparso</text:span></text:p>
            <text:p text:style-name="P2"><text:span text:style-name="T3">Objetivo: “Auto”-ajuda</text:span></text:p>
            <text:p text:style-name="P2"><text:span text:style-name="T3">Contribuições: Essenciais</text:span></text:p>
            <text:p text:style-name="P2"><text:span text:style-name="T3">Processo: Emergente</text:span></text:p>
            <text:p text:style-name="P2"><text:span text:style-name="T3">Fracasso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sultados de modelos 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>Grandes projetos empresariais:</text:p>
            <text:p>Firefox, MySQL, OpenOffice, Eclipse, Java, Rails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sultados de modelos 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>Grandes projetos empresariais:</text:p>
            <text:p>Firefox, MySQL, OpenOffice, Eclipse, Java, Rails, ...</text:p>
            <text:p/>
            <text:p>Grandes projetos comunitários:</text:p>
            <text:p>Kernel do Linux, GNU, Emacs, Compiz, Ruby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sultados de modelos </text:p>
          </draw:text-box>
        </draw:frame>
        <draw:frame presentation:style-name="pr6" draw:layer="layout" svg:width="25.199cm" svg:height="14.701cm" svg:x="1.4cm" svg:y="4.914cm" presentation:class="outline" presentation:user-transformed="true">
          <draw:text-box>
            <text:p>Grandes projetos empresariais:</text:p>
            <text:p>Firefox, MySQL, OpenOffice, Eclipse, Java, Rails, ...</text:p>
            <text:p/>
            <text:p>Grandes projetos comunitários:</text:p>
            <text:p>Kernel do Linux, GNU, Emacs, Compiz, Ruby, ...</text:p>
            <text:p/>
            <text:p text:style-name="P4">Apesar disso, a maioria das contribuições<text:line-break/>são patrocinadas por empresa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étodos Ágei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Processos de desenvolvimento que começaram a se destacar na década de 90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étodos Ágei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Processos de desenvolvimento que começaram a se destacar na década de 90</text:p>
            <text:p text:style-name="P6">Reação ao domínio dos “métodos pesado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étodos Ágei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Processos de desenvolvimento que começaram a se destacar na década de 90</text:p>
            <text:p text:style-name="P6">Reação ao domínio dos “métodos pesados”</text:p>
            <text:p text:style-name="P6">Unidos pelo Manifesto Ágil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étodos Ágei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Processos de desenvolvimento que começaram a se destacar na década de 90</text:p>
            <text:p text:style-name="P6">Reação ao domínio dos “métodos pesados”</text:p>
            <text:p text:style-name="P6">Unidos pelo Manifesto Ágil</text:p>
            <text:p text:style-name="P7"/>
            <text:p text:style-name="P7">Mais conhecidos atualmente: eXtreme Programming, Scrum, Crystal (Clear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Empresaria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sob as regras da empresa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Empresaria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sob as regras da empresa</text:p>
            <text:p/>
            <text:p><text:span text:style-name="T4">Fork</text:span> do projeto mantido internamente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Empresaria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sob as regras da empresa</text:p>
            <text:p/>
            <text:p><text:span text:style-name="T4">Fork</text:span> do projeto mantido internamente</text:p>
            <text:p/>
            <text:p>Planejamento independente de contribuiç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Empresaria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sob as regras da empresa</text:p>
            <text:p/>
            <text:p><text:span text:style-name="T4">Fork</text:span> do projeto mantido internamente</text:p>
            <text:p/>
            <text:p>Planejamento independente de contribuições</text:p>
            <text:p/>
            <text:p>Manutenção realizada por membros da equip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Comunitário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anárquico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Comunitário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anárquico</text:p>
            <text:p/>
            <text:p>Evolução baseada na incorporação de mudança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Comunitário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anárquico</text:p>
            <text:p/>
            <text:p>Evolução baseada na incorporação de mudanças</text:p>
            <text:p/>
            <text:p>Sem planejamento, apenas com objetivo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ocessos no Software Livre Comunitário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>Desenvolvimento anárquico</text:p>
            <text:p/>
            <text:p>Evolução baseada na incorporação de mudanças</text:p>
            <text:p/>
            <text:p>Sem planejamento, apenas com objetivos</text:p>
            <text:p/>
            <text:p>Estrutura de <text:span text:style-name="T4">commiters</text:span>, contribuidores e usuário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oftware Livre Comunitário é Ágil?</text:p>
          </draw:text-box>
        </draw:frame>
        <draw:frame presentation:style-name="pr9" draw:text-style-name="P9" draw:layer="layout" svg:width="12.1cm" svg:height="13.861cm" svg:x="1.4cm" svg:y="4.914cm" presentation:class="outline" presentation:user-transformed="true">
          <draw:text-box>
            <text:p text:style-name="P8"><text:span text:style-name="T5">Indivíduos e Interações</text:span></text:p>
            <text:p text:style-name="P8"><text:span text:style-name="T6">Base do crescimento</text:span></text:p>
            <text:p text:style-name="P8"><text:span text:style-name="T5"/></text:p>
          </draw:text-box>
        </draw:frame>
        <draw:frame presentation:style-name="pr10" draw:text-style-name="P11" draw:layer="layout" svg:width="13.107cm" svg:height="13.61cm" svg:x="13.5cm" svg:y="4.914cm" presentation:class="outline" presentation:user-transformed="true">
          <draw:text-box>
            <text:p text:style-name="P10"><text:span text:style-name="T7">Processos e Ferramentas</text:span></text:p>
            <text:p text:style-name="P10"><text:span text:style-name="T8">Forma de permitir as interações</text:span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oftware Livre Comunitário é Ágil?</text:p>
          </draw:text-box>
        </draw:frame>
        <draw:frame presentation:style-name="pr9" draw:text-style-name="P9" draw:layer="layout" svg:width="12.1cm" svg:height="13.861cm" svg:x="1.4cm" svg:y="4.914cm" presentation:class="outline" presentation:user-transformed="true">
          <draw:text-box>
            <text:p text:style-name="P8"><text:span text:style-name="T5">Indivíduos e Interações</text:span></text:p>
            <text:p text:style-name="P8"><text:span text:style-name="T6">Base do crescimento</text:span></text:p>
            <text:p text:style-name="P8"><text:span text:style-name="T6"/></text:p>
            <text:p text:style-name="P8"><text:span text:style-name="T5">Software Funcionando</text:span></text:p>
            <text:p text:style-name="P8"><text:span text:style-name="T6">Espinha dorsal da comunidade</text:span></text:p>
            <text:p text:style-name="P8"><text:span text:style-name="T6"/></text:p>
          </draw:text-box>
        </draw:frame>
        <draw:frame presentation:style-name="pr10" draw:text-style-name="P11" draw:layer="layout" svg:width="13.107cm" svg:height="13.61cm" svg:x="13.5cm" svg:y="4.914cm" presentation:class="outline" presentation:user-transformed="true">
          <draw:text-box>
            <text:p text:style-name="P10"><text:span text:style-name="T7">Processos e Ferramentas</text:span></text:p>
            <text:p text:style-name="P10"><text:span text:style-name="T8">Forma de permitir as interações</text:span></text:p>
            <text:p text:style-name="P10"><text:span text:style-name="T8"/></text:p>
            <text:p text:style-name="P10"><text:span text:style-name="T7">Documentação Completa e Detalhada</text:span></text:p>
            <text:p text:style-name="P10"><text:span text:style-name="T8">Decorrente da quantidade de usuários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oftware Livre Comunitário é Ágil?</text:p>
          </draw:text-box>
        </draw:frame>
        <draw:frame presentation:style-name="pr9" draw:text-style-name="P9" draw:layer="layout" svg:width="12.1cm" svg:height="13.861cm" svg:x="1.4cm" svg:y="4.914cm" presentation:class="outline" presentation:user-transformed="true">
          <draw:text-box>
            <text:p text:style-name="P8"><text:span text:style-name="T5">Indivíduos e Interações</text:span></text:p>
            <text:p text:style-name="P8"><text:span text:style-name="T6">Base do crescimento</text:span></text:p>
            <text:p text:style-name="P8"><text:span text:style-name="T6"/></text:p>
            <text:p text:style-name="P8"><text:span text:style-name="T5">Software Funcionando</text:span></text:p>
            <text:p text:style-name="P8"><text:span text:style-name="T6">Espinha dorsal da comunidade</text:span></text:p>
            <text:p text:style-name="P8"><text:span text:style-name="T6"/></text:p>
            <text:p text:style-name="P8"><text:span text:style-name="T5">Colaboração com o Cliente</text:span></text:p>
            <text:p text:style-name="P8"><text:span text:style-name="T6">Mais preocupado com usuários</text:span></text:p>
            <text:p text:style-name="P8"><text:span text:style-name="T6"/></text:p>
          </draw:text-box>
        </draw:frame>
        <draw:frame presentation:style-name="pr10" draw:text-style-name="P11" draw:layer="layout" svg:width="13.107cm" svg:height="13.61cm" svg:x="13.5cm" svg:y="4.914cm" presentation:class="outline" presentation:user-transformed="true">
          <draw:text-box>
            <text:p text:style-name="P10"><text:span text:style-name="T7">Processos e Ferramentas</text:span></text:p>
            <text:p text:style-name="P10"><text:span text:style-name="T8">Forma de permitir as interações</text:span></text:p>
            <text:p text:style-name="P10"><text:span text:style-name="T8"/></text:p>
            <text:p text:style-name="P10"><text:span text:style-name="T7">Documentação Completa e Detalhada</text:span></text:p>
            <text:p text:style-name="P10"><text:span text:style-name="T8">Decorrente da quantidade de usuários</text:span></text:p>
            <text:p text:style-name="P10"><text:span text:style-name="T8"/></text:p>
            <text:p text:style-name="P10"><text:span text:style-name="T7">Negociação de Contratos</text:span></text:p>
            <text:p text:style-name="P10"><text:span text:style-name="T8">Poucos contratos existentes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oftware Livre Comunitário é Ágil?</text:p>
          </draw:text-box>
        </draw:frame>
        <draw:frame presentation:style-name="pr9" draw:text-style-name="P9" draw:layer="layout" svg:width="12.1cm" svg:height="13.944cm" svg:x="1.4cm" svg:y="4.914cm" presentation:class="outline" presentation:user-transformed="true">
          <draw:text-box>
            <text:p text:style-name="P8"><text:span text:style-name="T5">Indivíduos e Interações</text:span></text:p>
            <text:p text:style-name="P8"><text:span text:style-name="T6">Base do crescimento</text:span></text:p>
            <text:p text:style-name="P8"><text:span text:style-name="T6"/></text:p>
            <text:p text:style-name="P8"><text:span text:style-name="T5">Software Funcionando</text:span></text:p>
            <text:p text:style-name="P8"><text:span text:style-name="T6">Espinha dorsal da comunidade</text:span></text:p>
            <text:p text:style-name="P8"><text:span text:style-name="T6"/></text:p>
            <text:p text:style-name="P8"><text:span text:style-name="T5">Colaboração com o Cliente</text:span></text:p>
            <text:p text:style-name="P8"><text:span text:style-name="T6">Mais preocupado com usuários</text:span></text:p>
            <text:p text:style-name="P8"><text:span text:style-name="T6"/></text:p>
            <text:p text:style-name="P8"><text:span text:style-name="T5">Responder a Mudanças</text:span></text:p>
            <text:p text:style-name="P8"><text:span text:style-name="T6">Adaptação determina vida</text:span></text:p>
          </draw:text-box>
        </draw:frame>
        <draw:frame presentation:style-name="pr10" draw:text-style-name="P11" draw:layer="layout" svg:width="13.107cm" svg:height="13.944cm" svg:x="13.5cm" svg:y="4.914cm" presentation:class="outline" presentation:user-transformed="true">
          <draw:text-box>
            <text:p text:style-name="P10"><text:span text:style-name="T7">Processos e Ferramentas</text:span></text:p>
            <text:p text:style-name="P10"><text:span text:style-name="T8">Forma de permitir as interações</text:span></text:p>
            <text:p text:style-name="P10"><text:span text:style-name="T8"/></text:p>
            <text:p text:style-name="P10"><text:span text:style-name="T7">Documentação Completa e Detalhada</text:span></text:p>
            <text:p text:style-name="P10"><text:span text:style-name="T8">Decorrente da quantidade de usuários</text:span></text:p>
            <text:p text:style-name="P10"><text:span text:style-name="T8"/></text:p>
            <text:p text:style-name="P10"><text:span text:style-name="T7">Negociação de Contratos</text:span></text:p>
            <text:p text:style-name="P10"><text:span text:style-name="T8">Poucos contratos existentes</text:span></text:p>
            <text:p text:style-name="P10"><text:span text:style-name="T8"/></text:p>
            <text:p text:style-name="P10"><text:span text:style-name="T7">Seguir um Plano</text:span></text:p>
            <text:p text:style-name="P10"><text:span text:style-name="T9">Roadmaps</text:span><text:span text:style-name="T8"> existem mas fal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oftware Livre Comunitário é Ágil?</text:p>
          </draw:text-box>
        </draw:frame>
        <draw:frame presentation:style-name="pr11" draw:text-style-name="P12" draw:layer="layout" svg:width="25.199cm" svg:height="13.861cm" svg:x="1.4cm" svg:y="4.914cm" presentation:class="subtitle" presentation:user-transformed="true">
          <draw:text-box>
            <text:p><text:span text:style-name="T10">NÃO</text:span></text:p>
            <text:p><text:span text:style-name="T10"/></text:p>
            <text:p><text:span text:style-name="T10"/></text:p>
            <text:p><text:span text:style-name="T2">Falta uma origem comum aos process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>
          <draw:text-box>
            <text:p>Métodos Ágeis no contexto do Software Livre Comunitário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p>Grande perda na qualidade da comunicaçã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>
          <draw:text-box>
            <text:p>Métodos Ágeis no contexto do Software Livre Comunitário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p>Grande perda na qualidade da comunicação</text:p>
            <text:p/>
            <text:p>Qualidade de código e adesão aos padrões graças ao papel do <text:span text:style-name="T4">commiter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>
          <draw:text-box>
            <text:p>Métodos Ágeis no contexto do Software Livre Comunitário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p>Grande perda na qualidade da comunicação</text:p>
            <text:p/>
            <text:p>Qualidade de código e adesão aos padrões graças ao papel do <text:span text:style-name="T4">commiter</text:span></text:p>
            <text:p/>
            <text:p><text:span text:style-name="T4">Feedback</text:span> obtido pela publicidade dos resultado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>
          <draw:text-box>
            <text:p>Métodos Ágeis no contexto do Software Livre Comunitário</text:p>
          </draw:text-box>
        </draw:frame>
        <draw:frame presentation:style-name="pr10" draw:layer="layout" svg:width="25.199cm" svg:height="14.701cm" svg:x="1.4cm" svg:y="4.914cm" presentation:class="outline" presentation:user-transformed="true">
          <draw:text-box>
            <text:p>Grande perda na qualidade da comunicação</text:p>
            <text:p/>
            <text:p>Qualidade de código e adesão aos padrões graças ao papel do <text:span text:style-name="T4">commiter</text:span></text:p>
            <text:p/>
            <text:p><text:span text:style-name="T4">Feedback</text:span> obtido pela publicidade dos resultados</text:p>
            <text:p/>
            <text:p>Difusão de conhecimento e testes de aceitação das mudanças graças a revisões cruzada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áticas ágeis que podem se adaptar a Software Livre</text:p>
          </draw:text-box>
        </draw:frame>
        <draw:frame presentation:style-name="pr10" draw:text-style-name="P13" draw:layer="layout" svg:width="25.199cm" svg:height="13.61cm" svg:x="1.4cm" svg:y="4.914cm" presentation:class="outline" presentation:user-transformed="true">
          <draw:text-box>
            <text:p><text:span text:style-name="T11">Ambiente Informativo</text:span></text:p>
            <text:p><text:span text:style-name="T12">Não existe ambiente físico com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áticas ágeis que podem se adaptar a Software Livre</text:p>
          </draw:text-box>
        </draw:frame>
        <draw:frame presentation:style-name="pr10" draw:text-style-name="P13" draw:layer="layout" svg:width="25.199cm" svg:height="13.61cm" svg:x="1.4cm" svg:y="4.914cm" presentation:class="outline" presentation:user-transformed="true">
          <draw:text-box>
            <text:p><text:span text:style-name="T11">Ambiente Informativo</text:span></text:p>
            <text:p><text:span text:style-name="T12">Não existe ambiente físico comum</text:span></text:p>
            <text:p><text:span text:style-name="T11">Histórias</text:span></text:p>
            <text:p><text:span text:style-name="T13">Feature Requests</text:span><text:span text:style-name="T12">/</text:span><text:span text:style-name="T13">Issues</text:span><text:span text:style-name="T12">/</text:span><text:span text:style-name="T13">Bugs</text:span><text:span text:style-name="T12"> são muito genéricos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áticas ágeis que podem se adaptar a Software Livre</text:p>
          </draw:text-box>
        </draw:frame>
        <draw:frame presentation:style-name="pr10" draw:text-style-name="P13" draw:layer="layout" svg:width="25.199cm" svg:height="13.61cm" svg:x="1.4cm" svg:y="4.914cm" presentation:class="outline" presentation:user-transformed="true">
          <draw:text-box>
            <text:p><text:span text:style-name="T11">Ambiente Informativo</text:span></text:p>
            <text:p><text:span text:style-name="T12">Não existe ambiente físico comum</text:span></text:p>
            <text:p><text:span text:style-name="T11">Histórias</text:span></text:p>
            <text:p><text:span text:style-name="T13">Feature Requests</text:span><text:span text:style-name="T12">/</text:span><text:span text:style-name="T13">Issues</text:span><text:span text:style-name="T12">/</text:span><text:span text:style-name="T13">Bugs</text:span><text:span text:style-name="T12"> são muito genéricos</text:span></text:p>
            <text:p><text:span text:style-name="T11">Retrospectiva</text:span></text:p>
            <text:p><text:span text:style-name="T12">Problemas de fuso horário e diferenças cultur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73cm" svg:x="1.4cm" svg:y="0.804cm" presentation:class="title" presentation:user-transformed="true">
          <draw:text-box>
            <text:p>Práticas ágeis que podem se adaptar a Software Livre</text:p>
          </draw:text-box>
        </draw:frame>
        <draw:frame presentation:style-name="pr10" draw:text-style-name="P13" draw:layer="layout" svg:width="25.199cm" svg:height="13.61cm" svg:x="1.4cm" svg:y="4.914cm" presentation:class="outline" presentation:user-transformed="true">
          <draw:text-box>
            <text:p><text:span text:style-name="T11">Ambiente Informativo</text:span></text:p>
            <text:p><text:span text:style-name="T12">Não existe ambiente físico comum</text:span></text:p>
            <text:p><text:span text:style-name="T11">Histórias</text:span></text:p>
            <text:p><text:span text:style-name="T12">Feature Requests/Issues/Bugs são muito genéricos</text:span></text:p>
            <text:p><text:span text:style-name="T11">Retrospectiva</text:span></text:p>
            <text:p><text:span text:style-name="T12">Problemas de fuso horário e diferenças culturais</text:span></text:p>
            <text:p><text:span text:style-name="T11">Papo em Pé</text:span></text:p>
            <text:p><text:span text:style-name="T12">Problemas de fuso horário e horários de trabalh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Ferramentas</text:p>
          </draw:text-box>
        </draw:frame>
        <draw:frame presentation:style-name="pr10" draw:text-style-name="P13" draw:layer="layout" svg:width="25.199cm" svg:height="13.61cm" svg:x="1.4cm" svg:y="4.914cm" presentation:class="outline" presentation:user-transformed="true">
          <draw:text-box>
            <text:p><text:span text:style-name="T11">Ambiente Informativo</text:span></text:p>
            <text:p><text:span text:style-name="T12">Geração de gráficos a partir do repositório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Ferramentas</text:p>
          </draw:text-box>
        </draw:frame>
        <draw:frame presentation:style-name="pr10" draw:text-style-name="P13" draw:layer="layout" svg:width="25.199cm" svg:height="13.61cm" svg:x="1.4cm" svg:y="4.914cm" presentation:class="outline" presentation:user-transformed="true">
          <draw:text-box>
            <text:p><text:span text:style-name="T11">Ambiente Informativo</text:span></text:p>
            <text:p><text:span text:style-name="T12">Geração de gráficos a partir do repositório</text:span></text:p>
            <text:p><text:span text:style-name="T11">Retrospectiva</text:span></text:p>
            <text:p><text:span text:style-name="T12">Visualização das mudanças numa linha do tempo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Ferramentas</text:p>
          </draw:text-box>
        </draw:frame>
        <draw:frame presentation:style-name="pr10" draw:text-style-name="P13" draw:layer="layout" svg:width="25.199cm" svg:height="13.61cm" svg:x="1.4cm" svg:y="4.914cm" presentation:class="outline" presentation:user-transformed="true">
          <draw:text-box>
            <text:p><text:span text:style-name="T11">Ambiente Informativo</text:span></text:p>
            <text:p><text:span text:style-name="T12">Geração de gráficos a partir do repositório</text:span></text:p>
            <text:p><text:span text:style-name="T11">Retrospectiva</text:span></text:p>
            <text:p><text:span text:style-name="T12">Visualização das mudanças numa linha do tempo</text:span></text:p>
            <text:p><text:span text:style-name="T11">Papo em Pé</text:span></text:p>
            <text:p><text:span text:style-name="T12">Robô para canais de IRC ou redes de mensagens instantâne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Conclusão</text:p>
          </draw:text-box>
        </draw:frame>
        <draw:frame presentation:style-name="pr10" draw:text-style-name="P14" draw:layer="layout" svg:width="25.199cm" svg:height="13.61cm" svg:x="1.4cm" svg:y="4.914cm" presentation:class="outline" presentation:user-transformed="true">
          <draw:text-box>
            <text:p><text:span text:style-name="T14">Comunidades de Software livre podem se beneficiar das ideias de métodos ágeis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Conclusão</text:p>
          </draw:text-box>
        </draw:frame>
        <draw:frame presentation:style-name="pr10" draw:text-style-name="P14" draw:layer="layout" svg:width="25.199cm" svg:height="13.61cm" svg:x="1.4cm" svg:y="4.914cm" presentation:class="outline" presentation:user-transformed="true">
          <draw:text-box>
            <text:p><text:span text:style-name="T14">Comunidades de Software livre podem se beneficiar das ideias de métodos ágeis</text:span></text:p>
            <text:p><text:span text:style-name="T14"/></text:p>
            <text:p><text:span text:style-name="T14">Métodos ágeis podem reforçar algumas de suas práticas em ambientes distribuídos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Conclusão</text:p>
          </draw:text-box>
        </draw:frame>
        <draw:frame presentation:style-name="pr10" draw:text-style-name="P14" draw:layer="layout" svg:width="25.199cm" svg:height="13.61cm" svg:x="1.4cm" svg:y="4.914cm" presentation:class="outline" presentation:user-transformed="true">
          <draw:text-box>
            <text:p><text:span text:style-name="T14">Comunidades de Software livre podem se beneficiar das ideias de métodos ágeis</text:span></text:p>
            <text:p><text:span text:style-name="T14"/></text:p>
            <text:p><text:span text:style-name="T14">Métodos ágeis podem reforçar algumas de suas práticas em ambientes distribuídos</text:span></text:p>
            <text:p><text:span text:style-name="T14"/></text:p>
            <text:p><text:span text:style-name="T14">A combinação pode levar a uma evolução de processo de desenvolvimento distribuí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2" draw:text-style-name="P15" draw:layer="layout" svg:width="5.5cm" svg:height="6.093cm" svg:x="20.5cm" svg:y="14.907cm">
          <draw:text-box>
            <text:p text:style-name="P4"><text:span text:style-name="T15">?</text:span></text:p>
          </draw:text-box>
        </draw:frame>
        <draw:frame draw:style-name="gr2" draw:text-style-name="P16" draw:layer="layout" svg:width="5.5cm" svg:height="5.162cm" svg:x="22cm" svg:y="3.907cm">
          <draw:text-box>
            <text:p text:style-name="P4"><text:span text:style-name="T16">?</text:span></text:p>
          </draw:text-box>
        </draw:frame>
        <draw:frame draw:style-name="gr2" draw:text-style-name="P17" draw:layer="layout" svg:width="5.5cm" svg:height="4.307cm" svg:x="12cm" svg:y="15.5cm">
          <draw:text-box>
            <text:p text:style-name="P4"><text:span text:style-name="T17">?</text:span></text:p>
          </draw:text-box>
        </draw:frame>
        <draw:frame draw:style-name="gr2" draw:text-style-name="P18" draw:layer="layout" svg:width="5.5cm" svg:height="3.537cm" svg:x="0.5cm" svg:y="14.963cm">
          <draw:text-box>
            <text:p text:style-name="P4"><text:span text:style-name="T18">?</text:span></text:p>
          </draw:text-box>
        </draw:frame>
        <draw:frame draw:style-name="gr2" draw:text-style-name="P19" draw:layer="layout" svg:width="2.5cm" svg:height="2.846cm" svg:x="18.5cm" svg:y="6.5cm">
          <draw:text-box>
            <text:p text:style-name="P4"><text:span text:style-name="T19">?</text:span></text:p>
          </draw:text-box>
        </draw:frame>
        <draw:frame draw:style-name="gr2" draw:text-style-name="P20" draw:layer="layout" svg:width="2.5cm" svg:height="2.236cm" svg:x="24cm" svg:y="13cm">
          <draw:text-box>
            <text:p text:style-name="P4"><text:span text:style-name="T20">?</text:span></text:p>
          </draw:text-box>
        </draw:frame>
        <draw:frame draw:style-name="gr2" draw:text-style-name="P21" draw:layer="layout" svg:width="2.5cm" svg:height="1.712cm" svg:x="14.2cm" svg:y="6.4cm">
          <draw:text-box>
            <text:p text:style-name="P4"><text:span text:style-name="T21">?</text:span></text:p>
          </draw:text-box>
        </draw:frame>
        <draw:frame draw:style-name="gr2" draw:text-style-name="P22" draw:layer="layout" svg:width="1cm" svg:height="1.263cm" svg:x="18.7cm" svg:y="13.637cm">
          <draw:text-box>
            <text:p text:style-name="P4"><text:span text:style-name="T22">?</text:span></text:p>
          </draw:text-box>
        </draw:frame>
        <draw:frame draw:style-name="gr2" draw:text-style-name="P23" draw:layer="layout" svg:width="1cm" svg:height="0.899cm" svg:x="9.7cm" svg:y="5.1cm">
          <draw:text-box>
            <text:p text:style-name="P4"><text:span text:style-name="T23">?</text:span></text:p>
          </draw:text-box>
        </draw:frame>
        <draw:frame draw:style-name="gr3" draw:text-style-name="P24" draw:layer="layout" svg:width="1cm" svg:height="0.784cm" svg:x="12cm" svg:y="14.5cm">
          <draw:text-box>
            <text:p text:style-name="P4"><text:span text:style-name="T24">?</text:span></text:p>
          </draw:text-box>
        </draw:frame>
        <draw:frame draw:style-name="gr2" draw:text-style-name="P25" draw:layer="layout" svg:width="5.5cm" svg:height="7.105cm" svg:x="0.5cm" svg:y="0.395cm">
          <draw:text-box>
            <text:p text:style-name="P4"><text:span text:style-name="T25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480000022631C6504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solid" draw:fill-color="#ffffff" draw:opacity="90%" draw:shadow-opacity="9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opacity="90%" draw:textarea-vertical-align="middle" draw:shadow-opacity="90%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1T13:58:20</meta:creation-date>
    <meta:editing-duration>PT13H14M57S</meta:editing-duration>
    <meta:editing-cycles>123</meta:editing-cycles>
    <dc:date>2009-08-17T21:41:32</dc:date>
    <meta:generator>NeoOffice/3.0$Unix OpenOffice.org_project/Patch 7</meta:generator>
    <dc:creator>Hugo Corbucci</dc:cre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